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EFEFC"/>
    </style:style>
    <style:style style:name="ce6" style:family="table-cell" style:parent-style-name="Default" style:data-style-name="N0">
      <style:table-cell-properties fo:background-color="#1D3641"/>
    </style:style>
    <style:style style:name="ce7" style:family="table-cell" style:parent-style-name="Default" style:data-style-name="N0">
      <style:table-cell-properties style:vertical-align="middle" fo:background-color="#759AA5"/>
      <style:text-properties fo:color="#759AA5" fo:font-size="28pt" style:font-size-asian="28pt" style:font-size-complex="28pt"/>
    </style:style>
    <style:style style:name="ce8" style:family="table-cell" style:parent-style-name="Default" style:data-style-name="N0">
      <style:table-cell-properties fo:background-color="#759AA5"/>
    </style:style>
    <style:style style:name="ce9" style:family="table-cell" style:parent-style-name="Default" style:data-style-name="N0">
      <style:table-cell-properties style:vertical-align="middle" fo:background-color="#FEFEFC"/>
      <style:text-properties fo:color="#759AA5" fo:font-size="28pt" style:font-size-asian="28pt" style:font-size-complex="28pt" fo:font-weight="bold" style:font-weight-asian="bold" style:font-weight-complex="bold"/>
    </style:style>
    <style:style style:name="ce10" style:family="table-cell" style:parent-style-name="Title" style:data-style-name="N0">
      <style:table-cell-properties style:vertical-align="middle" fo:background-color="#FEFEFC"/>
      <style:text-properties fo:color="#759AA5" fo:font-size="30pt" style:font-size-asian="30pt" style:font-size-complex="3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3" style:family="table-cell" style:parent-style-name="Default" style:data-style-name="N0">
      <style:table-cell-properties fo:background-color="#1D3641"/>
    </style:style>
    <style:style style:name="ce14" style:family="table-cell" style:parent-style-name="Title" style:data-style-name="N0">
      <style:table-cell-properties style:vertical-align="middle" fo:background-color="#F9FAF5"/>
      <style:text-properties fo:color="#759AA5" fo:font-size="30pt" style:font-size-asian="30pt" style:font-size-complex="30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759AA5"/>
      <style:text-properties fo:color="#F56B12"/>
    </style:style>
    <style:style style:name="ce17" style:family="table-cell" style:parent-style-name="Default" style:data-style-name="N0">
      <style:table-cell-properties style:vertical-align="middle" fo:background-color="#F9FAF5" style:repeat-content="false"/>
      <style:paragraph-properties fo:text-align="start" fo:margin-left="0.353cm"/>
    </style:style>
    <style:style style:name="ce18" style:family="table-cell" style:parent-style-name="Default" style:data-style-name="N2">
      <style:table-cell-properties style:vertical-align="middle" fo:background-color="#F9FAF5" style:repeat-content="false"/>
      <style:paragraph-properties fo:text-align="center"/>
    </style:style>
    <style:style style:name="ce19" style:family="table-cell" style:parent-style-name="Default" style:data-style-name="N19">
      <style:table-cell-properties style:vertical-align="middle" fo:background-color="#F9FAF5" style:repeat-content="false"/>
      <style:paragraph-properties fo:text-align="start" fo:margin-left="0.353cm"/>
    </style:style>
    <style:style style:name="ce20" style:family="table-cell" style:parent-style-name="Default" style:data-style-name="N2">
      <style:table-cell-properties style:vertical-align="middle" fo:background-color="#F9FAF5" style:repeat-content="false"/>
      <style:paragraph-properties fo:text-align="end" fo:margin-right="0.353cm"/>
    </style:style>
    <style:style style:name="ce21" style:family="table-cell" style:parent-style-name="Default" style:data-style-name="N0">
      <style:table-cell-properties fo:background-color="#759AA5"/>
    </style:style>
    <style:style style:name="ce22" style:family="table-cell" style:parent-style-name="Title" style:data-style-name="N0">
      <style:table-cell-properties style:vertical-align="middle" fo:background-color="#759AA5"/>
      <style:text-properties fo:color="#759AA5" fo:font-size="30pt" style:font-size-asian="30pt" style:font-size-complex="30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1D3641"/>
    </style:style>
    <style:style style:name="ce24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12.2766666666667cm"/>
    </style:style>
    <style:style style:name="co7" style:family="table-column">
      <style:table-column-properties fo:break-before="auto" style:column-width="0.502708333333333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7.064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8.493125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0.714375cm"/>
    </style:style>
    <style:style style:name="co15" style:family="table-column">
      <style:table-column-properties fo:break-before="auto" style:column-width="0.529166666666667cm"/>
    </style:style>
    <style:style style:name="co16" style:family="table-column">
      <style:table-column-properties fo:break-before="auto" style:column-width="4.1275cm"/>
    </style:style>
    <style:style style:name="co17" style:family="table-column">
      <style:table-column-properties fo:break-before="auto" style:column-width="0.582083333333333cm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83104166666667cm"/>
    </style:style>
    <style:style style:name="ro1" style:family="table-row">
      <style:table-row-properties style:row-height="9.7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3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in" fo:padding-bottom="0in" fo:padding-left="0in" fo:padding-right="0in" draw:textarea-vertical-align="middle" draw:textarea-horizontal-align="center" draw:fill="solid" draw:fill-color="#759aa5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in" fo:padding-bottom="0in" fo:padding-left="0in" fo:padding-right="0in" draw:textarea-vertical-align="middle" draw:textarea-horizontal-align="center" draw:fill="solid" draw:fill-color="#1d3641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fefefd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in" fo:padding-bottom="0in" fo:padding-left="0in" fo:padding-right="0in" draw:textarea-vertical-align="middle" draw:textarea-horizontal-align="center" draw:fill="solid" draw:fill-color="#759aa5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draw:fill="none" draw:stroke="solid" svg:stroke-width="0.02083in" svg:stroke-color="#7197a2" svg:stroke-opacity="100%" svg:stroke-linecap="butt"/>
    </style:style>
    <style:style style:family="text" style:name="a11">
      <style:text-properties fo:font-variant="normal" fo:text-transform="none" fo:color="#fefefd" style:text-line-through-type="none" style:text-line-through-style="none" style:text-line-through-width="auto" style:text-line-through-color="font-color" style:text-position="0% 100%" fo:font-family="Tahoma" fo:font-size="0.13542in" style:font-size-asian="0.13542in" style:font-size-complex="0.13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in" fo:padding-bottom="0in" fo:padding-left="0.1in" fo:padding-right="0in" draw:textarea-vertical-align="middle" draw:textarea-horizontal-align="left" draw:fill="solid" draw:fill-color="#1d3641" draw:opacity="100%" draw:stroke="solid" svg:stroke-width="0.00347in" svg:stroke-color="#1d3641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2083in" svg:stroke-color="#7197a2" svg:stroke-opacity="100%" svg:stroke-linecap="butt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3542in" style:font-size-asian="0.13542in" style:font-size-complex="0.13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1in" fo:padding-right="0in" draw:textarea-vertical-align="middle" draw:textarea-horizontal-align="left" draw:fill="solid" draw:fill-color="#1d3641" draw:opacity="100%" draw:stroke="solid" svg:stroke-width="0.00347in" svg:stroke-color="#1d3641" svg:stroke-opacity="100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none" draw:stroke="solid" svg:stroke-width="0.02083in" svg:stroke-color="#7197a2" svg:stroke-opacity="100%" svg:stroke-linecap="butt"/>
    </style:style>
    <style:style style:family="text" style:name="a19">
      <style:text-properties fo:font-variant="normal" fo:text-transform="none" fo:color="#fefefd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0">
      <style:graphic-properties/>
    </style:style>
    <style:style style:family="text" style:name="a1">
      <style:text-properties fo:font-variant="normal" fo:text-transform="none" fo:color="#fefefd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center" draw:fill="solid" draw:fill-color="#759aa5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1458in" style:font-size-asian="0.11458in" style:font-size-complex="0.11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center" draw:fill="solid" draw:fill-color="#1d3641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efefd" style:text-line-through-type="none" style:text-line-through-style="none" style:text-line-through-width="auto" style:text-line-through-color="font-color" style:text-position="0% 100%" fo:font-family="Tahoma" fo:font-size="0.13542in" style:font-size-asian="0.13542in" style:font-size-complex="0.135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.1in" fo:padding-right="0in" draw:textarea-vertical-align="middle" draw:textarea-horizontal-align="left" draw:fill="solid" draw:fill-color="#1d3641" draw:opacity="100%" draw:stroke="solid" svg:stroke-width="0.00347in" svg:stroke-color="#1d3641" svg:stroke-opacity="100%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middle" draw:textarea-horizontal-align="center" draw:fill="solid" draw:fill-color="#1d3641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()&gt;40544">
          <table:help-message table:display="true"/>
          <table:error-message table:display="true"/>
        </table:content-validation>
        <table:content-validation table:name="val2" table:condition="of:cell-content-is-in-list($$Categories)" table:base-cell-address="Expense_Log.C5">
          <table:help-message table:display="true"/>
          <table:error-message table:display="true"/>
        </table:content-validation>
        <table:content-validation table:name="val3" table:condition="of:cell-content-is-in-list($$Subcategories)" table:base-cell-address="Expense_Log.D5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)">
          <table:help-message table:display="true"/>
          <table:error-message table:display="true"/>
        </table:content-validation>
      </table:content-validations>
      <table:table table:name="Dash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8" table:default-cell-style-name="ce1"/>
        <table:table-column table:style-name="co9" table:number-columns-repeated="16279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4">
            <text:p>personal expenses</text:p>
          </table:table-cell>
          <table:table-cell table:number-columns-repeated="3" table:style-name="ce14"/>
          <table:table-cell table:style-name="ce14">
            <draw:g draw:z-index="2" draw:name="Go To Expense Log" draw:id="id3">
              <svg:title>Go to Expense Log (navigation button)</svg:title>
              <svg:desc>""</svg:desc>
              <draw:frame draw:id="id1" draw:style-name="a3" draw:name="TextBox 9" svg:x="3.51857in" svg:y="0.34375in" svg:width="1.5in" svg:height="0.27127in">
                <draw:text-box>
                  <text:p text:style-name="a2" text:class-names="" text:cond-style-name=""><text:span text:style-name="a1" text:class-names="">go to expense log</text:span></text:p>
                </draw:text-box>
                <svg:title/>
                <svg:desc/>
              </draw:frame>
              <draw:frame draw:id="id2" draw:style-name="a6" draw:name="TextBox 12" svg:x="3.51857in" svg:y="0.61501in" svg:width="1.5in" svg:height="0.03005in">
                <draw:text-box>
                  <text:p text:style-name="a5" text:class-names="" text:cond-style-name=""><text:span text:style-name="a4" text:class-names=""/></text:p>
                </draw:text-box>
                <svg:title/>
                <svg:desc/>
              </draw:frame>
            </draw:g>
          </table:table-cell>
          <table:table-cell table:number-columns-repeated="16378" table:style-name="ce1"/>
        </table:table-row>
        <table:table-row table:style-name="ro3">
          <table:table-cell table:number-columns-repeated="7" table:style-name="ce16"/>
          <table:table-cell table:number-columns-repeated="16377"/>
        </table:table-row>
        <table:table-row table:style-name="ro4">
          <table:table-cell table:number-columns-repeated="7" table:style-name="ce15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0" draw:style-name="a0" draw:name="Personal Expenses" svg:x="0.21875in" svg:y="0.00176in" svg:width="10.57292in" svg:height="3.35952in" style:rel-width="scale" style:rel-height="scale">
              <draw:object xlink:href="Object 1/" xlink:type="simple" xlink:show="embed" xlink:actuate="onLoad"/>
              <svg:title>Personal Expenses</svg:title>
              <svg:desc>PivotChart showing total expenses by category and grouped by month.</svg:desc>
            </draw:frame>
          </table:table-cell>
          <table:table-cell table:number-columns-repeated="16383" table:style-name="ce1"/>
        </table:table-row>
        <table:table-row table:number-rows-repeated="16" table:style-name="ro5">
          <table:table-cell table:number-columns-repeated="16384"/>
        </table:table-row>
        <table:table-row table:style-name="ro5">
          <table:table-cell/>
          <table:table-cell table:style-name="ce1">
            <draw:g draw:z-index="13" draw:name="Date" draw:id="id12">
              <svg:title>Date Slicer</svg:title>
              <svg:desc>Click a month in the Slicer to filter the chart by that month.</svg:desc>
              <draw:frame draw:id="id10" draw:style-name="a17" draw:transform="translate(-0.56006in -0.11873in) rotate(-4.71239) translate(0.11873in 1.05425in)" draw:name="TextBox 14" svg:width="1.12012in" svg:height="0.23746in">
                <draw:text-box>
                  <text:p text:style-name="a16" text:class-names="" text:cond-style-name=""><text:span text:style-name="a15" text:class-names="">date</text:span></text:p>
                </draw:text-box>
                <svg:title/>
                <svg:desc/>
              </draw:frame>
              <draw:connector draw:type="line" svg:x1="0.24893in" svg:y1="0.48968in" svg:x2="0.24893in" svg:y2="1.61481in" draw:id="id11" draw:style-name="a18" draw:name="Straight Connector 6">
                <svg:title/>
                <svg:desc/>
              </draw:connector>
            </draw:g>
          </table:table-cell>
          <table:table-cell/>
          <table:table-cell table:style-name="ce1">
            <draw:g draw:z-index="5" draw:name="Category" draw:id="id6">
              <svg:title>Category Slicer</svg:title>
              <svg:desc>Click a category to filter the chart by your selection.</svg:desc>
              <draw:frame draw:id="id4" draw:style-name="a9" draw:transform="translate(-0.56006in -0.11869in) rotate(-4.71239) translate(0.46723in 1.05801in)" draw:name="TextBox 38" svg:width="1.12012in" svg:height="0.23737in">
                <draw:text-box>
                  <text:p text:style-name="a8" text:class-names="" text:cond-style-name=""><text:span text:style-name="a7" text:class-names="">category</text:span></text:p>
                </draw:text-box>
                <svg:title/>
                <svg:desc/>
              </draw:frame>
              <draw:connector draw:type="line" svg:x1="0.59045in" svg:y1="0.49942in" svg:x2="0.59045in" svg:y2="1.62455in" draw:id="id5" draw:style-name="a10" draw:name="Straight Connector 30">
                <svg:title/>
                <svg:desc/>
              </draw:connector>
            </draw:g>
          </table:table-cell>
          <table:table-cell/>
          <table:table-cell table:style-name="ce1">
            <draw:g draw:z-index="9" draw:name="Subcategory" draw:id="id9">
              <svg:title>Subcategory Slicer</svg:title>
              <svg:desc>Click a subcategory in the Slicer to filter the chart by your selected item.</svg:desc>
              <draw:frame draw:id="id7" draw:style-name="a13" draw:transform="translate(-0.56006in -0.11883in) rotate(-4.71239) translate(0.52323in 1.05801in)" draw:name="TextBox 41" svg:width="1.12012in" svg:height="0.23765in">
                <draw:text-box>
                  <text:p text:style-name="a12" text:class-names="" text:cond-style-name=""><text:span text:style-name="a11" text:class-names="">subcategory</text:span></text:p>
                </draw:text-box>
                <svg:title/>
                <svg:desc/>
              </draw:frame>
              <draw:connector draw:type="line" svg:x1="0.65774in" svg:y1="0.50079in" svg:x2="0.65774in" svg:y2="1.62592in" draw:id="id8" draw:style-name="a14" draw:name="Straight Connector 31">
                <svg:title/>
                <svg:desc/>
              </draw:connector>
            </draw:g>
          </table:table-cell>
          <table:table-cell table:number-columns-repeated="16378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table:number-columns-repeated="6"/>
          <table:table-cell office:value-type="string" table:style-name="ce1">
            <text:p><text:s/></text:p>
          </table:table-cell>
          <table:table-cell table:number-columns-repeated="16377"/>
        </table:table-row>
        <table:table-row table:number-rows-repeated="1048546" table:style-name="ro5">
          <table:table-cell table:number-columns-repeated="16384"/>
        </table:table-row>
      </table:table>
      <table:table table:name="Expense_Log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10" table:default-cell-style-name="ce2"/>
        <table:table-column table:style-name="co7" table:default-cell-style-name="ce1"/>
        <table:table-column table:style-name="co8" table:number-columns-repeated="29" table:default-cell-style-name="ce1"/>
        <table:table-column table:style-name="co11" table:number-columns-repeated="16348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4"/>
          <table:table-cell office:value-type="string" table:style-name="ce14">
            <text:p>expense log</text:p>
          </table:table-cell>
          <table:table-cell table:number-columns-repeated="3" table:style-name="ce14"/>
          <table:table-cell table:style-name="ce14">
            <draw:g draw:z-index="1" draw:name="Go To Dashboard" draw:id="id15">
              <svg:title>Go to Dashboard (navigation button)</svg:title>
              <svg:desc>""</svg:desc>
              <draw:frame draw:id="id13" draw:style-name="a21" draw:name="TextBox 5" svg:x="1.45607in" svg:y="0.34375in" svg:width="1.5in" svg:height="0.27127in">
                <draw:text-box>
                  <text:p text:style-name="a20" text:class-names="" text:cond-style-name=""><text:span text:style-name="a19" text:class-names="">go to dashboard</text:span></text:p>
                </draw:text-box>
                <svg:title/>
                <svg:desc/>
              </draw:frame>
              <draw:frame draw:id="id14" draw:style-name="a24" draw:name="TextBox 6" svg:x="1.45607in" svg:y="0.61501in" svg:width="1.5in" svg:height="0.03005in">
                <draw:text-box>
                  <text:p text:style-name="a23" text:class-names="" text:cond-style-name=""><text:span text:style-name="a22" text:class-names=""/></text:p>
                </draw:text-box>
                <svg:title/>
                <svg:desc/>
              </draw:frame>
            </draw:g>
          </table:table-cell>
          <table:table-cell table:style-name="ce14"/>
          <table:table-cell table:number-columns-repeated="16377"/>
        </table:table-row>
        <table:table-row table:style-name="ro3">
          <table:table-cell table:number-columns-repeated="7" table:style-name="ce21"/>
          <table:table-cell table:number-columns-repeated="16377"/>
        </table:table-row>
        <table:table-row table:style-name="ro4">
          <table:table-cell table:style-name="ce13"/>
          <table:table-cell office:value-type="string" table:style-name="ce17">
            <text:p>date</text:p>
          </table:table-cell>
          <table:table-cell office:value-type="string" table:style-name="ce17">
            <text:p>category</text:p>
          </table:table-cell>
          <table:table-cell office:value-type="string" table:style-name="ce17">
            <text:p>subcategory</text:p>
          </table:table-cell>
          <table:table-cell office:value-type="string" table:style-name="ce18">
            <text:p>amount</text:p>
          </table:table-cell>
          <table:table-cell office:value-type="string" table:style-name="ce17">
            <text:p>note</text:p>
          </table:table-cell>
          <table:table-cell table:style-name="ce13"/>
          <table:table-cell table:number-columns-repeated="16377"/>
        </table:table-row>
        <table:table-row table:style-name="ro6">
          <table:table-cell table:style-name="ce1"/>
          <table:table-cell office:value-type="date" office:date-value="2011-05-03T00:00:00" table:content-validation-name="val1" table:style-name="ce19">
            <text:p>03.05.2011</text:p>
          </table:table-cell>
          <table:table-cell office:value-type="string" table:content-validation-name="val2" table:style-name="ce17">
            <text:p>Transport</text:p>
          </table:table-cell>
          <table:table-cell office:value-type="string" table:content-validation-name="val3" table:style-name="ce17">
            <text:p>Fuel</text:p>
          </table:table-cell>
          <table:table-cell office:value-type="float" office:value="54" table:content-validation-name="val4" table:style-name="ce20">
            <text:p>54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6-01T00:00:00" table:content-validation-name="val1" table:style-name="ce19">
            <text:p>01.06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Hair Cut</text:p>
          </table:table-cell>
          <table:table-cell office:value-type="float" office:value="12" table:content-validation-name="val4" table:style-name="ce20">
            <text:p>12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7-01T00:00:00" table:content-validation-name="val1" table:style-name="ce19">
            <text:p>01.07.2011</text:p>
          </table:table-cell>
          <table:table-cell office:value-type="string" table:content-validation-name="val2" table:style-name="ce17">
            <text:p>Fun</text:p>
          </table:table-cell>
          <table:table-cell office:value-type="string" table:content-validation-name="val3" table:style-name="ce17">
            <text:p>Cinema</text:p>
          </table:table-cell>
          <table:table-cell office:value-type="float" office:value="21" table:content-validation-name="val4" table:style-name="ce20">
            <text:p>21,00</text:p>
          </table:table-cell>
          <table:table-cell office:value-type="string" table:style-name="ce17">
            <text:p>Classic Movie Night</text:p>
          </table:table-cell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8-01T00:00:00" table:content-validation-name="val1" table:style-name="ce19">
            <text:p>01.08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Sweets / Candy</text:p>
          </table:table-cell>
          <table:table-cell office:value-type="float" office:value="2.75" table:content-validation-name="val4" table:style-name="ce20">
            <text:p>2,75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2T00:00:00" table:content-validation-name="val1" table:style-name="ce19">
            <text:p>02.03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Internet</text:p>
          </table:table-cell>
          <table:table-cell office:value-type="float" office:value="29" table:content-validation-name="val4" table:style-name="ce20">
            <text:p>29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2T00:00:00" table:content-validation-name="val1" table:style-name="ce19">
            <text:p>02.03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Landline Phone</text:p>
          </table:table-cell>
          <table:table-cell office:value-type="float" office:value="39" table:content-validation-name="val4" table:style-name="ce20">
            <text:p>39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2T00:00:00" table:content-validation-name="val1" table:style-name="ce19">
            <text:p>02.03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Electricity</text:p>
          </table:table-cell>
          <table:table-cell office:value-type="float" office:value="62" table:content-validation-name="val4" table:style-name="ce20">
            <text:p>62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4T00:00:00" table:content-validation-name="val1" table:style-name="ce19">
            <text:p>04.03.2011</text:p>
          </table:table-cell>
          <table:table-cell office:value-type="string" table:content-validation-name="val2" table:style-name="ce17">
            <text:p>Fun</text:p>
          </table:table-cell>
          <table:table-cell office:value-type="string" table:content-validation-name="val3" table:style-name="ce17">
            <text:p>Gym</text:p>
          </table:table-cell>
          <table:table-cell office:value-type="float" office:value="29" table:content-validation-name="val4" table:style-name="ce20">
            <text:p>29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4T00:00:00" table:content-validation-name="val1" table:style-name="ce19">
            <text:p>04.03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Clothing</text:p>
          </table:table-cell>
          <table:table-cell office:value-type="float" office:value="42" table:content-validation-name="val4" table:style-name="ce20">
            <text:p>42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3-06T00:00:00" table:content-validation-name="val1" table:style-name="ce19">
            <text:p>06.03.2011</text:p>
          </table:table-cell>
          <table:table-cell office:value-type="string" table:content-validation-name="val2" table:style-name="ce17">
            <text:p>Transport</text:p>
          </table:table-cell>
          <table:table-cell office:value-type="string" table:content-validation-name="val3" table:style-name="ce17">
            <text:p>Subway Pass</text:p>
          </table:table-cell>
          <table:table-cell office:value-type="float" office:value="21" table:content-validation-name="val4" table:style-name="ce20">
            <text:p>21,00</text:p>
          </table:table-cell>
          <table:table-cell office:value-type="string" table:style-name="ce17">
            <text:p>March Pass</text:p>
          </table:table-cell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4-01T00:00:00" table:content-validation-name="val1" table:style-name="ce19">
            <text:p>01.04.2011</text:p>
          </table:table-cell>
          <table:table-cell office:value-type="string" table:content-validation-name="val2" table:style-name="ce17">
            <text:p>Transport</text:p>
          </table:table-cell>
          <table:table-cell office:value-type="string" table:content-validation-name="val3" table:style-name="ce17">
            <text:p>Fuel</text:p>
          </table:table-cell>
          <table:table-cell office:value-type="float" office:value="54" table:content-validation-name="val4" table:style-name="ce20">
            <text:p>54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 table:style-name="ce1"/>
          <table:table-cell office:value-type="date" office:date-value="2011-04-01T00:00:00" table:content-validation-name="val1" table:style-name="ce19">
            <text:p>01.04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Hair Cut</text:p>
          </table:table-cell>
          <table:table-cell office:value-type="float" office:value="12" table:content-validation-name="val4" table:style-name="ce20">
            <text:p>12,00</text:p>
          </table:table-cell>
          <table:table-cell table:style-name="ce17"/>
          <table:table-cell table:number-columns-repeated="16378" table:style-name="ce1"/>
        </table:table-row>
        <table:table-row table:style-name="ro6">
          <table:table-cell/>
          <table:table-cell office:value-type="date" office:date-value="2011-04-01T00:00:00" table:content-validation-name="val1" table:style-name="ce19">
            <text:p>01.04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Tea/Coffee</text:p>
          </table:table-cell>
          <table:table-cell office:value-type="float" office:value="12" table:content-validation-name="val4" table:style-name="ce20">
            <text:p>12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1T00:00:00" table:content-validation-name="val1" table:style-name="ce19">
            <text:p>01.04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Sweets / Candy</text:p>
          </table:table-cell>
          <table:table-cell office:value-type="float" office:value="2.75" table:content-validation-name="val4" table:style-name="ce20">
            <text:p>2,75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2T00:00:00" table:content-validation-name="val1" table:style-name="ce19">
            <text:p>02.04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Internet</text:p>
          </table:table-cell>
          <table:table-cell office:value-type="float" office:value="29" table:content-validation-name="val4" table:style-name="ce20">
            <text:p>29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2T00:00:00" table:content-validation-name="val1" table:style-name="ce19">
            <text:p>02.04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Landline Phone</text:p>
          </table:table-cell>
          <table:table-cell office:value-type="float" office:value="39" table:content-validation-name="val4" table:style-name="ce20">
            <text:p>39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2T00:00:00" table:content-validation-name="val1" table:style-name="ce19">
            <text:p>02.04.2011</text:p>
          </table:table-cell>
          <table:table-cell office:value-type="string" table:content-validation-name="val2" table:style-name="ce17">
            <text:p>Housing</text:p>
          </table:table-cell>
          <table:table-cell office:value-type="string" table:content-validation-name="val3" table:style-name="ce17">
            <text:p>Electricity</text:p>
          </table:table-cell>
          <table:table-cell office:value-type="float" office:value="62" table:content-validation-name="val4" table:style-name="ce20">
            <text:p>62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4T00:00:00" table:content-validation-name="val1" table:style-name="ce19">
            <text:p>04.04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Contact Lenses</text:p>
          </table:table-cell>
          <table:table-cell office:value-type="float" office:value="29" table:content-validation-name="val4" table:style-name="ce20">
            <text:p>29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4T00:00:00" table:content-validation-name="val1" table:style-name="ce19">
            <text:p>04.04.2011</text:p>
          </table:table-cell>
          <table:table-cell office:value-type="string" table:content-validation-name="val2" table:style-name="ce17">
            <text:p>Daily</text:p>
          </table:table-cell>
          <table:table-cell office:value-type="string" table:content-validation-name="val3" table:style-name="ce17">
            <text:p>Clothing</text:p>
          </table:table-cell>
          <table:table-cell office:value-type="float" office:value="42" table:content-validation-name="val4" table:style-name="ce20">
            <text:p>42,00</text:p>
          </table:table-cell>
          <table:table-cell table:style-name="ce17"/>
          <table:table-cell table:number-columns-repeated="16378"/>
        </table:table-row>
        <table:table-row table:style-name="ro6">
          <table:table-cell/>
          <table:table-cell office:value-type="date" office:date-value="2011-04-06T00:00:00" table:content-validation-name="val1" table:style-name="ce19">
            <text:p>06.04.2011</text:p>
          </table:table-cell>
          <table:table-cell office:value-type="string" table:content-validation-name="val2" table:style-name="ce17">
            <text:p>Transport</text:p>
          </table:table-cell>
          <table:table-cell office:value-type="string" table:content-validation-name="val3" table:style-name="ce17">
            <text:p>Subway Pass</text:p>
          </table:table-cell>
          <table:table-cell office:value-type="float" office:value="21" table:content-validation-name="val4" table:style-name="ce20">
            <text:p>21,00</text:p>
          </table:table-cell>
          <table:table-cell office:value-type="string" table:style-name="ce17">
            <text:p>April Pass</text:p>
          </table:table-cell>
          <table:table-cell table:number-columns-repeated="16378"/>
        </table:table-row>
        <table:table-row table:number-rows-repeated="1048552" table:style-name="ro6">
          <table:table-cell table:number-columns-repeated="16384"/>
        </table:table-row>
        <table:named-expressions>
          <table:named-range table:name="Print_Titles" table:cell-range-address="Expense_Log.$A$3:Expense_Log.$XFD$4" table:base-cell-address="Expense_Log.$A$1"/>
        </table:named-expressions>
      </table:table>
      <table:table table:name="Category_Setup" table:style-name="ta3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1"/>
        <table:table-column table:style-name="co11" table:number-columns-repeated="16367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4">
            <text:p>main categories</text:p>
          </table:table-cell>
          <table:table-cell table:style-name="ce1"/>
          <table:table-cell office:value-type="string" table:style-name="ce14">
            <text:p>subcategories</text:p>
          </table:table-cell>
          <table:table-cell table:number-columns-repeated="11" table:style-name="ce1"/>
          <table:table-cell table:style-name="ce1">
            <draw:g draw:z-index="1" draw:name="Go To Expense Log" draw:id="id18">
              <svg:title>Go to Expense Log (navigation button)</svg:title>
              <svg:desc>""</svg:desc>
              <draw:frame draw:id="id16" draw:style-name="a27" draw:name="TextBox 2" svg:x="0.09375in" svg:y="0.34375in" svg:width="1.5in" svg:height="0.27127in">
                <draw:text-box>
                  <text:p text:style-name="a26" text:class-names="" text:cond-style-name=""><text:span text:style-name="a25" text:class-names="">go to expense log</text:span></text:p>
                </draw:text-box>
                <svg:title/>
                <svg:desc/>
              </draw:frame>
              <draw:frame draw:id="id17" draw:style-name="a30" draw:name="TextBox 3" svg:x="0.09375in" svg:y="0.61501in" svg:width="1.5in" svg:height="0.03005in">
                <draw:text-box>
                  <text:p text:style-name="a29" text:class-names="" text:cond-style-name=""><text:span text:style-name="a28" text:class-names=""/></text:p>
                </draw:text-box>
                <svg:title/>
                <svg:desc/>
              </draw:frame>
            </draw:g>
          </table:table-cell>
          <table:table-cell table:number-columns-repeated="16368"/>
        </table:table-row>
        <table:table-row table:style-name="ro3">
          <table:table-cell table:style-name="ce21"/>
          <table:table-cell table:style-name="ce22"/>
          <table:table-cell table:style-name="ce1"/>
          <table:table-cell table:style-name="ce22"/>
          <table:table-cell table:number-columns-repeated="12" table:style-name="ce21"/>
          <table:table-cell table:number-columns-repeated="16368"/>
        </table:table-row>
        <table:table-row table:style-name="ro4">
          <table:table-cell table:style-name="ce23"/>
          <table:table-cell office:value-type="string" table:style-name="ce23">
            <text:p>category name</text:p>
          </table:table-cell>
          <table:table-cell table:style-name="ce1"/>
          <table:table-cell table:number-columns-repeated="13" table:style-name="ce23"/>
          <table:table-cell table:number-columns-repeated="16368"/>
        </table:table-row>
        <table:table-row table:style-name="ro4">
          <table:table-cell table:style-name="ce1"/>
          <table:table-cell office:value-type="string" table:style-name="ce1">
            <text:p>Housing</text:p>
          </table:table-cell>
          <table:table-cell table:number-columns-repeated="16382" table:style-name="ce1"/>
        </table:table-row>
        <table:table-row table:style-name="ro7">
          <table:table-cell table:style-name="ce1"/>
          <table:table-cell office:value-type="string" table:style-name="ce1">
            <text:p>Daily</text:p>
          </table:table-cell>
          <table:table-cell table:style-name="ce1"/>
          <table:table-cell office:value-type="string" table:style-name="ce12">
            <text:p>housing</text:p>
          </table:table-cell>
          <table:table-cell table:style-name="ce1"/>
          <table:table-cell office:value-type="string" table:style-name="ce12">
            <text:p>daily</text:p>
          </table:table-cell>
          <table:table-cell table:style-name="ce1"/>
          <table:table-cell office:value-type="string" table:style-name="ce12">
            <text:p>transport</text:p>
          </table:table-cell>
          <table:table-cell table:style-name="ce1"/>
          <table:table-cell office:value-type="string" table:style-name="ce12">
            <text:p>fun</text:p>
          </table:table-cell>
          <table:table-cell table:style-name="ce1"/>
          <table:table-cell office:value-type="string" table:style-name="ce12">
            <text:p>category 5</text:p>
          </table:table-cell>
          <table:table-cell table:style-name="ce1"/>
          <table:table-cell office:value-type="string" table:style-name="ce12">
            <text:p>category 6</text:p>
          </table:table-cell>
          <table:table-cell table:style-name="ce1"/>
          <table:table-cell office:value-type="string" table:style-name="ce12">
            <text:p>category 7</text:p>
          </table:table-cell>
          <table:table-cell table:number-columns-repeated="16368"/>
        </table:table-row>
        <table:table-row table:style-name="ro7">
          <table:table-cell table:style-name="ce1"/>
          <table:table-cell office:value-type="string" table:style-name="ce1">
            <text:p>Transport</text:p>
          </table:table-cell>
          <table:table-cell table:style-name="ce1"/>
          <table:table-cell office:value-type="string" table:style-name="ce12">
            <text:p>Rent/Mortgage</text:p>
          </table:table-cell>
          <table:table-cell table:style-name="ce1"/>
          <table:table-cell office:value-type="string" table:style-name="ce12">
            <text:p>Food</text:p>
          </table:table-cell>
          <table:table-cell table:style-name="ce1"/>
          <table:table-cell office:value-type="string" table:style-name="ce12">
            <text:p>Car</text:p>
          </table:table-cell>
          <table:table-cell table:style-name="ce1"/>
          <table:table-cell office:value-type="string" table:style-name="ce12">
            <text:p>Cable</text:p>
          </table:table-cell>
          <table:table-cell table:style-name="ce1"/>
          <table:table-cell office:value-type="string" table:style-name="ce12">
            <text:p>Subcategory 1</text:p>
          </table:table-cell>
          <table:table-cell table:style-name="ce1"/>
          <table:table-cell office:value-type="string" table:style-name="ce12">
            <text:p>Subcategory 1</text:p>
          </table:table-cell>
          <table:table-cell table:style-name="ce1"/>
          <table:table-cell office:value-type="string" table:style-name="ce12">
            <text:p>Subcategory 1</text:p>
          </table:table-cell>
          <table:table-cell table:number-columns-repeated="16368"/>
        </table:table-row>
        <table:table-row table:style-name="ro7">
          <table:table-cell table:style-name="ce1"/>
          <table:table-cell office:value-type="string" table:style-name="ce1">
            <text:p>Fun</text:p>
          </table:table-cell>
          <table:table-cell table:style-name="ce1"/>
          <table:table-cell office:value-type="string" table:style-name="ce12">
            <text:p>Gas</text:p>
          </table:table-cell>
          <table:table-cell table:style-name="ce1"/>
          <table:table-cell office:value-type="string" table:style-name="ce12">
            <text:p>Hair Cut</text:p>
          </table:table-cell>
          <table:table-cell table:style-name="ce1"/>
          <table:table-cell office:value-type="string" table:style-name="ce12">
            <text:p>Car Insurance</text:p>
          </table:table-cell>
          <table:table-cell table:style-name="ce1"/>
          <table:table-cell office:value-type="string" table:style-name="ce12">
            <text:p>Cinema</text:p>
          </table:table-cell>
          <table:table-cell table:style-name="ce1"/>
          <table:table-cell office:value-type="string" table:style-name="ce12">
            <text:p>Subcategory 2</text:p>
          </table:table-cell>
          <table:table-cell table:style-name="ce1"/>
          <table:table-cell office:value-type="string" table:style-name="ce12">
            <text:p>Subcategory 2</text:p>
          </table:table-cell>
          <table:table-cell table:style-name="ce1"/>
          <table:table-cell office:value-type="string" table:style-name="ce12">
            <text:p>Subcategory 2</text:p>
          </table:table-cell>
          <table:table-cell table:number-columns-repeated="16368"/>
        </table:table-row>
        <table:table-row table:style-name="ro7">
          <table:table-cell table:number-columns-repeated="3" table:style-name="ce1"/>
          <table:table-cell office:value-type="string" table:style-name="ce12">
            <text:p>Landline Phone</text:p>
          </table:table-cell>
          <table:table-cell table:style-name="ce1"/>
          <table:table-cell office:value-type="string" table:style-name="ce12">
            <text:p>Medication</text:p>
          </table:table-cell>
          <table:table-cell table:style-name="ce1"/>
          <table:table-cell office:value-type="string" table:style-name="ce12">
            <text:p>Bus Pass</text:p>
          </table:table-cell>
          <table:table-cell table:style-name="ce1"/>
          <table:table-cell office:value-type="string" table:style-name="ce12">
            <text:p>Club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Internet</text:p>
          </table:table-cell>
          <table:table-cell table:style-name="ce1"/>
          <table:table-cell office:value-type="string" table:style-name="ce12">
            <text:p>Contact Lenses</text:p>
          </table:table-cell>
          <table:table-cell table:style-name="ce1"/>
          <table:table-cell office:value-type="string" table:style-name="ce12">
            <text:p>Subway Pass</text:p>
          </table:table-cell>
          <table:table-cell table:style-name="ce1"/>
          <table:table-cell office:value-type="string" table:style-name="ce12">
            <text:p>DVD Purchases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Mobile Phone</text:p>
          </table:table-cell>
          <table:table-cell table:style-name="ce1"/>
          <table:table-cell office:value-type="string" table:style-name="ce12">
            <text:p>Tea/Coffee</text:p>
          </table:table-cell>
          <table:table-cell table:style-name="ce1"/>
          <table:table-cell office:value-type="string" table:style-name="ce12">
            <text:p>Fuel</text:p>
          </table:table-cell>
          <table:table-cell table:style-name="ce1"/>
          <table:table-cell office:value-type="string" table:style-name="ce12">
            <text:p>DVD Rentals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Water</text:p>
          </table:table-cell>
          <table:table-cell table:style-name="ce1"/>
          <table:table-cell office:value-type="string" table:style-name="ce12">
            <text:p>Clothing</text:p>
          </table:table-cell>
          <table:table-cell table:style-name="ce1"/>
          <table:table-cell office:value-type="string" table:style-name="ce12">
            <text:p>Car Tax</text:p>
          </table:table-cell>
          <table:table-cell table:style-name="ce1"/>
          <table:table-cell office:value-type="string" table:style-name="ce12">
            <text:p>Eating Out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Electricity</text:p>
          </table:table-cell>
          <table:table-cell table:style-name="ce1"/>
          <table:table-cell office:value-type="string" table:style-name="ce12">
            <text:p>Dry Cleaning</text:p>
          </table:table-cell>
          <table:table-cell table:style-name="ce1"/>
          <table:table-cell office:value-type="string" table:style-name="ce12">
            <text:p>Rail Card</text:p>
          </table:table-cell>
          <table:table-cell table:style-name="ce1"/>
          <table:table-cell office:value-type="string" table:style-name="ce12">
            <text:p>Gym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Insurance</text:p>
          </table:table-cell>
          <table:table-cell table:style-name="ce1"/>
          <table:table-cell office:value-type="string" table:style-name="ce12">
            <text:p>Cosmetics</text:p>
          </table:table-cell>
          <table:table-cell table:style-name="ce1"/>
          <table:table-cell office:value-type="string" table:style-name="ce12">
            <text:p>Car Repairs</text:p>
          </table:table-cell>
          <table:table-cell table:style-name="ce1"/>
          <table:table-cell office:value-type="string" table:style-name="ce12">
            <text:p>Magazines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Health Insurance</text:p>
          </table:table-cell>
          <table:table-cell table:style-name="ce1"/>
          <table:table-cell office:value-type="string" table:style-name="ce12">
            <text:p>Tuition</text:p>
          </table:table-cell>
          <table:table-cell table:number-columns-repeated="3" table:style-name="ce1"/>
          <table:table-cell office:value-type="string" table:style-name="ce12">
            <text:p>Music CD</text:p>
          </table:table-cell>
          <table:table-cell table:number-columns-repeated="16374" table:style-name="ce1"/>
        </table:table-row>
        <table:table-row table:style-name="ro7">
          <table:table-cell table:number-columns-repeated="3" table:style-name="ce1"/>
          <table:table-cell office:value-type="string" table:style-name="ce12">
            <text:p>Credit Cards</text:p>
          </table:table-cell>
          <table:table-cell table:style-name="ce1"/>
          <table:table-cell office:value-type="string" table:style-name="ce12">
            <text:p>Sweets / Candy</text:p>
          </table:table-cell>
          <table:table-cell table:number-columns-repeated="3" table:style-name="ce1"/>
          <table:table-cell office:value-type="string" table:style-name="ce12">
            <text:p>Music Lessons</text:p>
          </table:table-cell>
          <table:table-cell table:number-columns-repeated="16374" table:style-name="ce1"/>
        </table:table-row>
        <table:table-row table:style-name="ro7">
          <table:table-cell table:number-columns-repeated="9"/>
          <table:table-cell office:value-type="string" table:style-name="ce12">
            <text:p>Sporting Events</text:p>
          </table:table-cell>
          <table:table-cell table:number-columns-repeated="16374"/>
        </table:table-row>
        <table:table-row table:number-rows-repeated="1048559" table:style-name="ro7">
          <table:table-cell table:number-columns-repeated="16384"/>
        </table:table-row>
      </table:table>
      <table:table table:name="Personal_Expenses_Data" table:style-name="ta4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number-columns-repeated="1638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5"/>
          <table:table-cell office:value-type="string" table:style-name="ce10">
            <text:p>personal expenses data</text:p>
          </table:table-cell>
          <table:table-cell table:number-columns-repeated="3" table:style-name="ce9"/>
          <table:table-cell table:number-columns-repeated="16379" table:style-name="ce5"/>
        </table:table-row>
        <table:table-row table:style-name="ro3">
          <table:table-cell table:number-columns-repeated="5" table:style-name="ce7"/>
          <table:table-cell table:number-columns-repeated="8" table:style-name="ce8"/>
          <table:table-cell table:number-columns-repeated="16371" table:style-name="ce5"/>
        </table:table-row>
        <table:table-row table:style-name="ro4">
          <table:table-cell table:number-columns-repeated="13" table:style-name="ce6"/>
          <table:table-cell table:number-columns-repeated="16371" table:style-name="ce5"/>
        </table:table-row>
        <table:table-row table:style-name="ro8">
          <table:table-cell table:style-name="ce1"/>
          <table:table-cell office:value-type="string" table:number-columns-spanned="12" table:number-rows-spanned="1" table:style-name="ce24">
            <text:p>The PivotTable below provides the data source for the Personal Expenses PivotChart on the Dashboard. Any changes you make may result in visual modifications to the PivotChart or errors.</text:p>
          </table:table-cell>
          <table:covered-table-cell table:number-columns-repeated="11"/>
          <table:table-cell table:number-columns-repeated="16371"/>
        </table:table-row>
        <table:table-row table:style-name="ro9">
          <table:table-cell table:number-columns-repeated="16384"/>
        </table:table-row>
        <table:table-row table:style-name="ro9">
          <table:table-cell table:style-name="ce1"/>
          <table:table-cell office:value-type="string" table:style-name="ce3">
            <text:p>Row Labels</text:p>
          </table:table-cell>
          <table:table-cell office:value-type="string" table:style-name="ce1">
            <text:p>Sum of Amount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1">
            <text:p>Mar</text:p>
          </table:table-cell>
          <table:table-cell office:value-type="float" office:value="222" table:style-name="ce4">
            <text:p>222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Fun</text:p>
          </table:table-cell>
          <table:table-cell office:value-type="float" office:value="29" table:style-name="ce4">
            <text:p>29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Transport</text:p>
          </table:table-cell>
          <table:table-cell office:value-type="float" office:value="21" table:style-name="ce4">
            <text:p>21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Daily</text:p>
          </table:table-cell>
          <table:table-cell office:value-type="float" office:value="42" table:style-name="ce4">
            <text:p>42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Housing</text:p>
          </table:table-cell>
          <table:table-cell office:value-type="float" office:value="130" table:style-name="ce4">
            <text:p>130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1">
            <text:p>Nis</text:p>
          </table:table-cell>
          <table:table-cell office:value-type="float" office:value="302.75" table:style-name="ce4">
            <text:p>302,75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Transport</text:p>
          </table:table-cell>
          <table:table-cell office:value-type="float" office:value="75" table:style-name="ce4">
            <text:p>75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Daily</text:p>
          </table:table-cell>
          <table:table-cell office:value-type="float" office:value="97.75" table:style-name="ce4">
            <text:p>97,75</text:p>
          </table:table-cell>
          <table:table-cell table:number-columns-repeated="16381" table:style-name="ce1"/>
        </table:table-row>
        <table:table-row table:style-name="ro9">
          <table:table-cell table:style-name="ce1"/>
          <table:table-cell office:value-type="string" table:style-name="ce12">
            <text:p>Housing</text:p>
          </table:table-cell>
          <table:table-cell office:value-type="float" office:value="130" table:style-name="ce4">
            <text:p>130</text:p>
          </table:table-cell>
          <table:table-cell table:number-columns-repeated="16381" table:style-name="ce1"/>
        </table:table-row>
        <table:table-row table:style-name="ro9">
          <table:table-cell/>
          <table:table-cell office:value-type="string" table:style-name="ce11">
            <text:p>May</text:p>
          </table:table-cell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2">
            <text:p>Transport</text:p>
          </table:table-cell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1">
            <text:p>Haz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2">
            <text:p>Daily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1">
            <text:p>Tem</text:p>
          </table:table-cell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2">
            <text:p>Fun</text:p>
          </table:table-cell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1">
            <text:p>Ağu</text:p>
          </table:table-cell>
          <table:table-cell office:value-type="float" office:value="2.75" table:style-name="ce4">
            <text:p>2,75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2">
            <text:p>Daily</text:p>
          </table:table-cell>
          <table:table-cell office:value-type="float" office:value="2.75" table:style-name="ce4">
            <text:p>2,75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11">
            <text:p>Grand Total</text:p>
          </table:table-cell>
          <table:table-cell office:value-type="float" office:value="614.5" table:style-name="ce4">
            <text:p>614,5</text:p>
          </table:table-cell>
          <table:table-cell table:number-columns-repeated="16381"/>
        </table:table-row>
        <table:table-row table:number-rows-repeated="1048551" table:style-name="ro9">
          <table:table-cell table:number-columns-repeated="16384"/>
        </table:table-row>
      </table:table>
      <table:named-expressions>
        <table:named-expression table:name="Categories" table:expression="of:=[Category_Setup.$B$5:.$B$8]" table:base-cell-address="Dashboard.$A$1"/>
        <table:named-expression table:name="Slicer_Category" table:expression="of:=&quot;&quot;" table:base-cell-address="Dashboard.$A$1"/>
        <table:named-expression table:name="Slicer_Date" table:expression="of:=&quot;&quot;" table:base-cell-address="Dashboard.$A$1"/>
        <table:named-expression table:name="Slicer_Subcategory" table:expression="of:=&quot;&quot;" table:base-cell-address="Dashboard.$A$1"/>
        <table:named-expression table:name="Subcategories" table:expression="of:=CHOOSE(MATCH(#REF!;[Category_Setup.$B$5:.$B$8];0);[Category_Setup.$D$7:.$D$16];[Category_Setup.$F$7:.$F$16];[Category_Setup.$H$7:.$H$14];[Category_Setup.$J$7:.$J$17];[Category_Setup.$L$7:.$L$8];[Category_Setup.$N$7:.$N$8];[Category_Setup.$P$7:.$P$8])" table:base-cell-address="Dashboard.$A$1"/>
      </table:named-expressions>
      <table:database-ranges>
        <table:database-range table:target-range-address="Expense_Log.B4:Expense_Log.F24" table:name="tblExpenses" table:display-filter-buttons="true"/>
        <table:database-range table:target-range-address="Category_Setup.B4:Category_Setup.B8" table:name="tblCategories">
          <table:sort>
            <table:sort-by table:field-number="0"/>
          </table:sort>
        </table:database-range>
        <table:database-range table:target-range-address="Category_Setup.D6:Category_Setup.D16" table:name="tblCategory1"/>
        <table:database-range table:target-range-address="Category_Setup.F6:Category_Setup.F16" table:name="tblCategory2"/>
        <table:database-range table:target-range-address="Category_Setup.H6:Category_Setup.H14" table:name="tblCategory3"/>
        <table:database-range table:target-range-address="Category_Setup.J6:Category_Setup.J17" table:name="tblCategory4">
          <table:sort>
            <table:sort-by table:field-number="0"/>
          </table:sort>
        </table:database-range>
        <table:database-range table:target-range-address="Category_Setup.L6:Category_Setup.L8" table:name="tblCategory5"/>
        <table:database-range table:target-range-address="Category_Setup.N6:Category_Setup.N8" table:name="tblCategory6"/>
        <table:database-range table:target-range-address="Category_Setup.P6:Category_Setup.P8" table:name="tblCategory7"/>
      </table:database-ranges>
      <table:data-pilot-tables>
        <table:data-pilot-table table:name="PersonalExpensesData" table:target-range-address="Personal_Expenses_Data.B7:Personal_Expenses_Data.C25" table:show-filter-button="false" table:buttons="Personal_Expenses_Data.B7">
          <table:source-cell-range table:cell-range-address="Expense_Log.B4:Expense_Log.F24"/>
          <table:data-pilot-field table:source-field-name="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moun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b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middle" fo:background-color="#F9FAF5"/>
      <style:text-properties fo:color="#1D3641" style:font-name="Tahoma" style:font-name-asian="Tahoma" style:font-name-complex="Tahoma" fo:font-size="10pt" style:font-size-asian="10pt" style:font-size-complex="10pt"/>
    </style:style>
    <style:style style:name="Title" style:family="table-cell" style:data-style-name="N0">
      <style:table-cell-properties fo:background-color="#F9FAF5"/>
      <style:text-properties fo:color="#759AA5" fo:font-size="30pt" style:font-size-asian="30pt" style:font-size-complex="30pt" fo:font-weight="bold" style:font-weight-asian="bold" style:font-weight-complex="bold"/>
    </style:style>
    <style:default-style style:family="graphic">
      <style:graphic-properties draw:fill="solid" draw:fill-color="#759aa5" draw:opacity="100%" draw:stroke="solid" svg:stroke-width="0.02778in" svg:stroke-color="#547078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59%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1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  <style:master-page style:name="mp3" style:page-layout-name="pm2">
      <style:header/>
      <style:header-left style:display="false"/>
      <style:footer/>
      <style:footer-left style:display="false"/>
    </style:master-page>
    <style:master-page style:name="mp4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meta:initial-creator>Cem Alacayir</meta:initial-creator>
    <dc:creator>Cem Alacayir</dc:creator>
    <meta:creation-date>2016-01-11T23:11:07Z</meta:creation-date>
    <dc:date>2016-01-12T11:07:35Z</dc:date>
    <meta:user-defined meta:name="_TemplateID">TC03427588999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389in" svg:stroke-color="#c5dce5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d3641" style:text-line-through-type="none" style:text-line-through-style="none" style:text-line-through-width="auto" style:text-line-through-color="font-color" style:text-position="0% 100%" fo:font-family="Tahoma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c5dce5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d3641" style:text-line-through-type="none" style:text-line-through-style="none" style:text-line-through-width="auto" style:text-line-through-color="font-color" style:text-position="0% 100%" fo:font-family="Tahoma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9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d3641" style:text-line-through-type="none" style:text-line-through-style="none" style:text-line-through-width="auto" style:text-line-through-color="font-color" style:text-position="0% 100%" fo:font-family="Tahoma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none"/>
    </style:style>
  </office:automatic-styles>
  <office:body>
    <office:chart>
      <chart:chart chart:class="chart:bar" svg:height="241.8854330708661pt" svg:width="761.2502362204724pt" chart:style-name="Crt0">
        <chart:plot-area svg:x="7.027007874015748pt" svg:y="0.0pt" svg:width="752.1399212598424pt" svg:height="241.8854330708661pt" chart:style-name="Plt0" chart:data-source-has-labels="both">
          <chart:axis chart:dimension="x" chart:name="primary-x" chart:style-name="Axs0">
            <chart:categories table:cell-range-address="local-table.$A$2:.$A$1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Mar Fun</text:p>
            </table:table-cell>
            <table:table-cell office:value-type="float" office:value="29"/>
          </table:table-row>
          <table:table-row>
            <table:table-cell office:value-type="string">
              <text:p>Mar Transport</text:p>
            </table:table-cell>
            <table:table-cell office:value-type="float" office:value="21"/>
          </table:table-row>
          <table:table-row>
            <table:table-cell office:value-type="string">
              <text:p>Mar Daily</text:p>
            </table:table-cell>
            <table:table-cell office:value-type="float" office:value="42"/>
          </table:table-row>
          <table:table-row>
            <table:table-cell office:value-type="string">
              <text:p>Mar Housing</text:p>
            </table:table-cell>
            <table:table-cell office:value-type="float" office:value="130"/>
          </table:table-row>
          <table:table-row>
            <table:table-cell office:value-type="string">
              <text:p>Nis Transport</text:p>
            </table:table-cell>
            <table:table-cell office:value-type="float" office:value="75"/>
          </table:table-row>
          <table:table-row>
            <table:table-cell office:value-type="string">
              <text:p>Nis Daily</text:p>
            </table:table-cell>
            <table:table-cell office:value-type="float" office:value="97.75"/>
          </table:table-row>
          <table:table-row>
            <table:table-cell office:value-type="string">
              <text:p>Nis Housing</text:p>
            </table:table-cell>
            <table:table-cell office:value-type="float" office:value="130"/>
          </table:table-row>
          <table:table-row>
            <table:table-cell office:value-type="string">
              <text:p>May Transport</text:p>
            </table:table-cell>
            <table:table-cell office:value-type="float" office:value="54"/>
          </table:table-row>
          <table:table-row>
            <table:table-cell office:value-type="string">
              <text:p>Haz Daily</text:p>
            </table:table-cell>
            <table:table-cell office:value-type="float" office:value="12"/>
          </table:table-row>
          <table:table-row>
            <table:table-cell office:value-type="string">
              <text:p>Tem Fun</text:p>
            </table:table-cell>
            <table:table-cell office:value-type="float" office:value="21"/>
          </table:table-row>
          <table:table-row>
            <table:table-cell office:value-type="string">
              <text:p>Ağu Daily</text:p>
            </table:table-cell>
            <table:table-cell office:value-type="float" office:value="2.7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759aa5" draw:opacity="100%" draw:stroke="solid" svg:stroke-width="0.02778in" svg:stroke-color="#547078" svg:stroke-opacity="100%" svg:stroke-linecap="butt"/>
    </style:default-style>
    <draw:gradient draw:name="a0" draw:style="linear" draw:angle="450" draw:start-color="#f56b12" draw:end-color="#f9a671" draw:start-intensity="100%" draw:end-intensity="100%"/>
  </office:styles>
</office:document-styles>
</file>